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E000001E0B95768AE.png" manifest:media-type="image/png"/>
  <manifest:file-entry manifest:full-path="Pictures/100000000000010E000001E0173B5749.png" manifest:media-type="image/png"/>
  <manifest:file-entry manifest:full-path="Pictures/100000000000010E000001E020CB933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3ea64" officeooo:paragraph-rsid="0013ea64"/>
    </style:style>
    <style:style style:name="T1" style:family="text">
      <style:text-properties officeooo:rsid="0013ea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2"/></text:p>
      <text:p text:style-name="P1"><text:s text:c="8"/>ฝาปิดโคมไฟในเตาอบ <text:s/>พิชซ่า <text:s/>ที่ ซีทรู</text:p>
      <text:p text:style-name="Standard"/>
      <text:p text:style-name="Standard"/>
      <text:p text:style-name="Standard"><draw:frame draw:style-name="fr1" draw:name="Image3" text:anchor-type="paragraph" svg:x="10.562cm" svg:y="0.365cm" svg:width="4.401cm" svg:height="7.825cm" draw:z-index="2"><draw:image xlink:href="Pictures/100000000000010E000001E020CB9335.png" xlink:type="simple" xlink:show="embed" xlink:actuate="onLoad"/></draw:frame></text:p>
      <text:p text:style-name="Standard"><draw:frame draw:style-name="fr1" draw:name="Image1" text:anchor-type="paragraph" svg:x="0.667cm" svg:y="0cm" svg:width="4.394cm" svg:height="7.809cm" draw:z-index="0"><draw:image xlink:href="Pictures/100000000000010E000001E0173B5749.png" xlink:type="simple" xlink:show="embed" xlink:actuate="onLoad"/></draw:frame><draw:frame draw:style-name="fr1" draw:name="Image2" text:anchor-type="paragraph" svg:x="5.667cm" svg:y="0.011cm" svg:width="4.382cm" svg:height="7.789cm" draw:z-index="1"><draw:image xlink:href="Pictures/100000000000010E000001E0B95768A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5"/></text:p>
      <text:p text:style-name="Standard"><text:s text:c="4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7:10:18.437000000</meta:creation-date>
    <dc:date>2015-09-03T17:15:30.062000000</dc:date>
    <meta:editing-duration>PT5M22S</meta:editing-duration>
    <meta:editing-cycles>1</meta:editing-cycles>
    <meta:document-statistic meta:table-count="0" meta:image-count="3" meta:object-count="0" meta:page-count="1" meta:paragraph-count="4" meta:word-count="12" meta:character-count="48" meta:non-whitespace-character-count="24"/>
    <meta:generator>LibreOffice/4.3.0.4$Windows_x86 LibreOffice_project/62ad5818884a2fc2e5780dd45466868d41009ec0</meta:generator>
  </office:meta>
</office:document-meta>
</file>